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 fo:min-height="1.518cm" fo:min-width="1.41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fill-color="#e6e6ff" draw:textarea-horizontal-align="justify" draw:textarea-vertical-align="middle" draw:auto-grow-height="false" fo:min-height="1.378cm" fo:min-width="1.2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e6e6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e6e6ff"/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5cm" svg:x="9.4cm" svg:y="7.8cm">
          <text:p text:style-name="P2"><text:span text:style-name="T3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0.3cm" svg:height="1.673cm" svg:x="5.7cm" svg:y="0.828cm">
          <draw:text-box>
            <text:p text:style-name="P2"><text:span text:style-name="T1"/></text:p>
            <text:p text:style-name="P2"><text:span text:style-name="T1"><text:s text:c="5"/></text:span><text:span text:style-name="T1">Client <text:s text:c="4"/></text:span></text:p>
          </draw:text-box>
        </draw:frame>
        <draw:custom-shape draw:style-name="gr3" draw:text-style-name="P4" xml:id="id1" draw:id="id1" draw:layer="layout" svg:width="2.5cm" svg:height="2.3cm" svg:x="2.9cm" svg:y="3.001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2.5cm" svg:height="2.3cm" svg:x="9.5cm" svg:y="3.001cm">
          <text:p text:style-name="P2"><text:span text:style-name="T3">Initi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5.4cm" svg:y1="4.151cm" svg:x2="9.5cm" svg:y2="4.151cm" draw:start-shape="id1" draw:start-glue-point="10" draw:end-shape="id2" draw:end-glue-point="3" svg:d="M5400 4151h4100" svg:viewBox="0 0 4101 1">
          <text:p/>
        </draw:connector>
        <draw:connector draw:style-name="gr4" draw:text-style-name="P5" draw:layer="layout" svg:x1="12cm" svg:y1="4.151cm" svg:x2="16.3cm" svg:y2="4.15cm" draw:start-shape="id2" draw:start-glue-point="10" draw:end-shape="id3" draw:end-glue-point="6" svg:d="M12000 4151h2150v-1h2150" svg:viewBox="0 0 4301 2">
          <text:p/>
        </draw:connector>
        <draw:frame draw:style-name="gr5" draw:text-style-name="P7" draw:layer="layout" svg:width="4.1cm" svg:height="1.199cm" svg:x="12cm" svg:y="3.301cm">
          <draw:text-box>
            <text:p text:style-name="P6"><text:span text:style-name="T4">Enter IP &amp; name</text:span></text:p>
          </draw:text-box>
        </draw:frame>
        <draw:custom-shape draw:style-name="gr3" draw:text-style-name="P1" xml:id="id3" draw:id="id3" draw:layer="layout" svg:width="2.5cm" svg:height="2.3cm" svg:x="16.3cm" svg:y="3cm">
          <text:p text:style-name="P2"><text:span text:style-name="T3">Conn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2.5cm" svg:height="2.3cm" svg:x="9.5cm" svg:y="7.9cm">
          <text:p text:style-name="P2"><text:span text:style-name="T3">Recie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7.55cm" svg:y1="5.3cm" svg:x2="10.75cm" svg:y2="7.9cm" draw:start-shape="id3" draw:start-glue-point="8" draw:end-shape="id4" draw:end-glue-point="4" svg:d="M17550 5300v1300h-6800v1300" svg:viewBox="0 0 6801 2601">
          <text:p/>
        </draw:connector>
        <draw:frame draw:style-name="gr5" draw:text-style-name="P7" draw:layer="layout" svg:width="4.1cm" svg:height="1.199cm" svg:x="12cm" svg:y="6.001cm">
          <draw:text-box>
            <text:p text:style-name="P6"><text:span text:style-name="T4">Create Thread</text:span></text:p>
          </draw:text-box>
        </draw:frame>
        <draw:frame draw:style-name="gr5" draw:text-style-name="P7" draw:layer="layout" svg:width="5.3cm" svg:height="1.199cm" svg:x="5.6cm" svg:y="13.5cm">
          <draw:text-box>
            <text:p><text:span text:style-name="T4">Loop Back</text:span></text:p>
          </draw:text-box>
        </draw:frame>
        <draw:frame draw:style-name="gr5" draw:text-style-name="P7" draw:layer="layout" svg:width="6.5cm" svg:height="1.199cm" svg:x="12.2cm" svg:y="8.401cm">
          <draw:text-box>
            <text:p><text:span text:style-name="T4">Client disconnect message</text:span></text:p>
          </draw:text-box>
        </draw:frame>
        <draw:custom-shape draw:style-name="gr3" draw:text-style-name="P1" xml:id="id5" draw:id="id5" draw:layer="layout" svg:width="2.5cm" svg:height="2.3cm" svg:x="9.5cm" svg:y="7.9cm">
          <text:p text:style-name="P2"><text:span text:style-name="T3">Recie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.5cm" svg:height="2.3cm" svg:x="2.8cm" svg:y="7.9cm">
          <text:p text:style-name="P2"><text:span text:style-name="T3">Update </text:span></text:p>
          <text:p text:style-name="P2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9.5cm" svg:y1="9.05cm" svg:x2="5.3cm" svg:y2="9.05cm" draw:start-shape="id5" draw:start-glue-point="6" draw:end-shape="id6" draw:end-glue-point="10" svg:d="M9500 9050h-4200" svg:viewBox="0 0 4201 1">
          <text:p/>
        </draw:connector>
        <draw:custom-shape draw:style-name="gr3" draw:text-style-name="P1" xml:id="id7" draw:id="id7" draw:layer="layout" svg:width="2.5cm" svg:height="2.3cm" svg:x="2.2cm" svg:y="14.9cm">
          <text:p text:style-name="P2"><text:span text:style-name="T3">Update </text:span></text:p>
          <text:p text:style-name="P2"><text:span text:style-name="T3">U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-0.299cm" svg:x1="2.8cm" svg:y1="9.05cm" svg:x2="2.2cm" svg:y2="16.05cm" draw:start-shape="id6" draw:start-glue-point="6" draw:end-shape="id7" draw:end-glue-point="6" svg:d="M2800 9050h-1400v7000h800" svg:viewBox="0 0 1401 7001">
          <text:p text:style-name="P2"><text:s/></text:p>
        </draw:connector>
        <draw:custom-shape draw:style-name="gr3" draw:text-style-name="P1" xml:id="id8" draw:id="id8" draw:layer="layout" svg:width="2.5cm" svg:height="2.3cm" svg:x="16.7cm" svg:y="10.4cm">
          <text:p text:style-name="P2"><text:span text:style-name="T3">Remove</text:span></text:p>
          <text:p text:style-name="P2"><text:span text:style-name="T3">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2cm" svg:y1="9.05cm" svg:x2="17.95cm" svg:y2="10.4cm" draw:start-shape="id5" draw:end-shape="id8" draw:end-glue-point="4" svg:d="M12000 9050h5950v1350" svg:viewBox="0 0 5951 1351">
          <text:p/>
        </draw:connector>
        <draw:frame draw:style-name="gr5" draw:text-style-name="P7" draw:layer="layout" svg:width="4.7cm" svg:height="1.199cm" svg:x="5.4cm" svg:y="8.401cm">
          <draw:text-box>
            <text:p><text:span text:style-name="T4">User list message</text:span></text:p>
          </draw:text-box>
        </draw:frame>
        <draw:connector draw:style-name="gr6" draw:text-style-name="P5" draw:layer="layout" draw:line-skew="0.299cm" svg:x1="17.95cm" svg:y1="12.7cm" svg:x2="3.45cm" svg:y2="17.2cm" draw:start-shape="id8" draw:start-glue-point="8" draw:end-shape="id7" draw:end-glue-point="8" svg:d="M17950 12700v5300h-14500v-800" svg:viewBox="0 0 14501 5301">
          <text:p text:style-name="P2"><text:s/></text:p>
        </draw:connector>
        <draw:connector draw:style-name="gr4" draw:text-style-name="P5" draw:layer="layout" svg:x1="9.866cm" svg:y1="9.864cm" svg:x2="3.45cm" svg:y2="14.9cm" draw:start-shape="id5" draw:start-glue-point="7" draw:end-shape="id7" draw:end-glue-point="4" svg:d="M9866 9864v2686h-6416v2350" svg:viewBox="0 0 6417 5037">
          <text:p/>
        </draw:connector>
        <draw:frame draw:style-name="gr5" draw:text-style-name="P7" draw:layer="layout" svg:width="2.5cm" svg:height="1.199cm" svg:x="5.5cm" svg:y="11.501cm">
          <draw:text-box>
            <text:p><text:span text:style-name="T4">Chat</text:span></text:p>
            <text:p><text:span text:style-name="T4">Message</text:span></text:p>
          </draw:text-box>
        </draw:frame>
        <draw:custom-shape draw:style-name="gr3" draw:text-style-name="P1" xml:id="id9" draw:id="id9" draw:layer="layout" svg:width="2.5cm" svg:height="2.3cm" svg:x="15cm" svg:y="14.9cm">
          <text:p text:style-name="P2"><text:span text:style-name="T3">Add 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1.634cm" svg:y1="9.864cm" svg:x2="16.25cm" svg:y2="14.9cm" draw:start-shape="id5" draw:start-glue-point="9" draw:end-shape="id9" draw:end-glue-point="4" svg:d="M11634 9864v2686h4616v2350" svg:viewBox="0 0 4617 5037">
          <text:p/>
        </draw:connector>
        <draw:connector draw:style-name="gr4" draw:text-style-name="P5" draw:layer="layout" svg:x1="15cm" svg:y1="16.05cm" svg:x2="4.7cm" svg:y2="16.05cm" draw:start-shape="id9" draw:start-glue-point="6" draw:end-shape="id7" svg:d="M15000 16050h-10300" svg:viewBox="0 0 10301 1">
          <text:p/>
        </draw:connector>
        <draw:connector draw:style-name="gr4" draw:text-style-name="P5" draw:layer="layout" draw:line-skew="1.55cm" svg:x1="4.334cm" svg:y1="15.236cm" svg:x2="10.75cm" svg:y2="10.2cm" draw:start-shape="id7" draw:start-glue-point="11" draw:end-shape="id5" draw:end-glue-point="8" svg:d="M4334 15236v-1136h6416v-3900" svg:viewBox="0 0 6417 5037">
          <text:p/>
        </draw:connector>
        <draw:frame draw:style-name="gr5" draw:text-style-name="P7" draw:layer="layout" svg:width="6.5cm" svg:height="1.199cm" svg:x="11.5cm" svg:y="11.901cm">
          <draw:text-box>
            <text:p><text:span text:style-name="T4">Client connect 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2:12:48.786791701</meta:creation-date>
    <dc:date>2016-03-22T22:46:23.089244208</dc:date>
    <meta:editing-duration>PT20S</meta:editing-duration>
    <meta:editing-cycles>1</meta:editing-cycles>
    <meta:document-statistic meta:object-count="29"/>
    <meta:generator>LibreOffice/4.4.3.2$Linux_X86_64 LibreOffice_project/40$Build-2</meta:generator>
  </office:meta>
</office:document-meta>
</file>